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language="fr" fo:country="FR" style:text-underline-style="solid" style:text-underline-width="auto" style:text-underline-color="font-color" fo:font-weight="normal" officeooo:rsid="0001c555" officeooo:paragraph-rsid="0001c555" style:font-weight-asian="normal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language="fr" fo:country="FR" style:text-underline-style="solid" style:text-underline-width="auto" style:text-underline-color="font-color" fo:font-weight="normal" officeooo:rsid="0001c555" officeooo:paragraph-rsid="0001c555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language="fr" fo:country="FR" style:text-underline-style="none" fo:font-weight="normal" officeooo:rsid="0002c447" officeooo:paragraph-rsid="0002c447" style:font-weight-asian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size="18pt" fo:language="fr" fo:country="FR" style:text-underline-style="solid" style:text-underline-width="auto" style:text-underline-color="font-color" fo:font-weight="bold" officeooo:rsid="0001c555" officeooo:paragraph-rsid="0001c555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ors déjà on n’a pas de nom</text:p>
      <text:p text:style-name="P1">Merde</text:p>
      <text:p text:style-name="P1"/>
      <text:p text:style-name="P2"/>
      <text:p text:style-name="P3">Bon alors j’allais commencer à écrire, mais au final on a parlé de Doctor Who pendant une demie-heu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8T16:01:09.478000000</meta:creation-date>
    <dc:date>2020-04-08T16:45:47.201000000</dc:date>
    <meta:editing-duration>PT34M27S</meta:editing-duration>
    <meta:editing-cycles>1</meta:editing-cycles>
    <meta:document-statistic meta:table-count="0" meta:image-count="0" meta:object-count="0" meta:page-count="1" meta:paragraph-count="3" meta:word-count="26" meta:character-count="135" meta:non-whitespace-character-count="112"/>
    <meta:generator>LibreOffice/6.4.2.2$Windows_X86_64 LibreOffice_project/4e471d8c02c9c90f512f7f9ead8875b57fcb1ec3</meta:generator>
  </office:meta>
</office:document-meta>
</file>